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76.11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="none"/>
    </style:style>
    <style:style style:name="ce4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1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2.98pt" svg:height="255.26pt" svg:x="2.81pt" svg:y="361.25pt">
            <loext:p draw:notify-on-update-of-ranges="Sheet1.A2:Sheet1.A2 Sheet1.A3:Sheet1.A10 Sheet1.B2:Sheet1.B2 Sheet1.B3:Sheet1.B10 Sheet1.A2:Sheet1.A2 Sheet1.A3:Sheet1.A10 Sheet1.C2:Sheet1.C2 Sheet1.C3:Sheet1.C10 Sheet1.A2:Sheet1.A2 Sheet1.A3:Sheet1.A10 Sheet1.D2:Sheet1.D2 Sheet1.D3:Shee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9pt" svg:x="0.74pt" svg:y="616.54pt">
            <loext:p draw:notify-on-update-of-ranges="Sheet1.A12:Sheet1.A12 Sheet1.A13:Sheet1.A16 Sheet1.B12:Sheet1.B12 Sheet1.B13:Sheet1.B16 Sheet1.A12:Sheet1.A12 Sheet1.A13:Sheet1.A16 Sheet1.C12:Sheet1.C12 Sheet1.C13:Sheet1.C16 Sheet1.A12:Sheet1.A12 Sheet1.A13:Sheet1.A16 Sheet1.D12:Sheet1.D12 Sheet1.D13:Sheet1.D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868.22pt">
            <loext:p draw:notify-on-update-of-ranges="Sheet1.A18:Sheet1.A18 Sheet1.A19:Sheet1.A28 Sheet1.B18:Sheet1.B18 Sheet1.B19:Sheet1.B28 Sheet1.A18:Sheet1.A18 Sheet1.A19:Sheet1.A28 Sheet1.C18:Sheet1.C18 Sheet1.C19:Sheet1.C28 Sheet1.A18:Sheet1.A18 Sheet1.A19:Sheet1.A28 Sheet1.D18:Sheet1.D18 Sheet1.D19:Sheet1.D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53pt" svg:y="364.05pt">
            <loext:p draw:notify-on-update-of-ranges="Sheet1.A2:Sheet1.A2 Sheet1.A3:Sheet1.A10 Sheet1.E2:Sheet1.E2 Sheet1.E3:Sheet1.E10 Sheet1.A2:Sheet1.A2 Sheet1.A3:Sheet1.A10 Sheet1.F2:Sheet1.F2 Sheet1.F3:Sheet1.F10 Sheet1.A2:Sheet1.A2 Sheet1.A3:Sheet1.A10 Sheet1.G2:Sheet1.G2 Sheet1.G3:Sheet1.G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49.46pt" svg:y="619.34pt">
            <loext:p draw:notify-on-update-of-ranges="Sheet1.A12:Sheet1.A12 Sheet1.A13:Sheet1.A16 Sheet1.E12:Sheet1.E12 Sheet1.E13:Sheet1.E16 Sheet1.A12:Sheet1.A12 Sheet1.A13:Sheet1.A16 Sheet1.F12:Sheet1.F12 Sheet1.F13:Sheet1.F16 Sheet1.A12:Sheet1.A12 Sheet1.A13:Sheet1.A16 Sheet1.G12:Sheet1.G12 Sheet1.G13:Sheet1.G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66pt" svg:height="255.29pt" svg:x="449.46pt" svg:y="864.68pt">
            <loext:p draw:notify-on-update-of-ranges="Sheet1.A18:Sheet1.A18 Sheet1.A19:Sheet1.A28 Sheet1.E18:Sheet1.E18 Sheet1.E19:Sheet1.E28 Sheet1.A18:Sheet1.A18 Sheet1.A19:Sheet1.A28 Sheet1.F18:Sheet1.F18 Sheet1.F19:Sheet1.F28 Sheet1.A18:Sheet1.A18 Sheet1.A19:Sheet1.A28 Sheet1.G18:Sheet1.G18 Sheet1.G19:Sheet1.G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66pt" svg:height="255.29pt" svg:x="446.63pt" svg:y="1122.12pt">
            <loext:p draw:notify-on-update-of-ranges="Sheet1.A19:Sheet1.A28 Sheet1.E18:Sheet1.E18 Sheet1.E19:Sheet1.E28 Sheet1.A19:Sheet1.A28 Sheet1.F18:Sheet1.F18 Sheet1.F19:Sheet1.F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6pt" svg:height="255.29pt" svg:x="903.12pt" svg:y="361.96pt">
            <loext:p draw:notify-on-update-of-ranges="Sheet1.A2:Sheet1.A2 Sheet1.A3:Sheet1.A10 Sheet1.H2:Sheet1.H2 Sheet1.H3:Sheet1.H10 Sheet1.A2:Sheet1.A2 Sheet1.A3:Sheet1.A10 Sheet1.I2:Sheet1.I2 Sheet1.I3:Sheet1.I10 Sheet1.A2:Sheet1.A2 Sheet1.A3:Sheet1.A10 Sheet1.J2:Sheet1.J2 Sheet1.J3:Sheet1.J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66pt" svg:height="255.29pt" svg:x="898.89pt" svg:y="618.66pt">
            <loext:p draw:notify-on-update-of-ranges="Sheet1.A12:Sheet1.A12 Sheet1.A13:Sheet1.A16 Sheet1.H12:Sheet1.H12 Sheet1.H13:Sheet1.H16 Sheet1.A12:Sheet1.A12 Sheet1.A13:Sheet1.A16 Sheet1.I12:Sheet1.I12 Sheet1.I13:Sheet1.I16 Sheet1.A12:Sheet1.A12 Sheet1.A13:Sheet1.A16 Sheet1.J12:Sheet1.J12 Sheet1.J13:Sheet1.J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66pt" svg:height="255.26pt" svg:x="900.28pt" svg:y="871.09pt">
            <loext:p draw:notify-on-update-of-ranges="Sheet1.A18:Sheet1.A18 Sheet1.A19:Sheet1.A28 Sheet1.H18:Sheet1.H18 Sheet1.H19:Sheet1.H28 Sheet1.A18:Sheet1.A18 Sheet1.A19:Sheet1.A28 Sheet1.I18:Sheet1.I18 Sheet1.I19:Sheet1.I28 Sheet1.A18:Sheet1.A18 Sheet1.A19:Sheet1.A28 Sheet1.J18:Sheet1.J18 Sheet1.J19:Sheet1.J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66pt" svg:height="255.26pt" svg:x="897.48pt" svg:y="1126.37pt">
            <loext:p draw:notify-on-update-of-ranges="Sheet1.A19:Sheet1.A28 Sheet1.H18:Sheet1.H18 Sheet1.H19:Sheet1.H28 Sheet1.A19:Sheet1.A28 Sheet1.I18:Sheet1.I18 Sheet1.I19:Sheet1.I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4"/>
        <table:table-column table:style-name="co2" table:default-cell-style-name="ce6"/>
        <table:table-column table:style-name="co3" table:default-cell-style-name="ce1"/>
        <table:table-column table:style-name="co4" table:default-cell-style-name="ce14"/>
        <table:table-column table:style-name="co2" table:default-cell-style-name="ce6"/>
        <table:table-column table:style-name="co3" table:default-cell-style-name="ce1"/>
        <table:table-column table:style-name="co4" table:default-cell-style-name="ce14"/>
        <table:table-column table:style-name="co5" table:default-cell-style-name="ce6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M=30, Delta=1s</text:p>
          </table:table-cell>
          <table:table-cell table:style-name="ce8" office:value-type="string" calcext:value-type="string" table:number-columns-spanned="3" table:number-rows-spanned="1">
            <text:p>Sorting time (ms)</text:p>
          </table:table-cell>
          <table:covered-table-cell table:style-name="ce2"/>
          <table:covered-table-cell table:style-name="ce13"/>
          <table:table-cell table:style-name="ce8" office:value-type="string" calcext:value-type="string" table:number-columns-spanned="3" table:number-rows-spanned="1">
            <text:p>Server response time (ms)</text:p>
          </table:table-cell>
          <table:covered-table-cell table:style-name="ce2"/>
          <table:covered-table-cell table:style-name="ce13"/>
          <table:table-cell table:style-name="ce8" office:value-type="string" calcext:value-type="string" table:number-columns-spanned="3" table:number-rows-spanned="1">
            <text:p>Client response time (ms)</text:p>
          </table:table-cell>
          <table:covered-table-cell table:style-name="ce2"/>
          <table:covered-table-cell table:style-name="ce13"/>
          <table:table-cell table:style-name="ce11"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Array size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11"/>
          <table:table-cell table:style-name="ce7"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7111111111111" calcext:value-type="float">
            <text:p>14</text:p>
          </table:table-cell>
          <table:table-cell office:value-type="float" office:value="11.9033333333333" calcext:value-type="float">
            <text:p>12</text:p>
          </table:table-cell>
          <table:table-cell table:style-name="ce1" office:value-type="float" office:value="16.88" calcext:value-type="float">
            <text:p>17</text:p>
          </table:table-cell>
          <table:table-cell office:value-type="float" office:value="13.7277777777778" calcext:value-type="float">
            <text:p>14</text:p>
          </table:table-cell>
          <table:table-cell office:value-type="float" office:value="16.58" calcext:value-type="float">
            <text:p>17</text:p>
          </table:table-cell>
          <table:table-cell table:style-name="ce1" office:value-type="float" office:value="5429.84" calcext:value-type="float">
            <text:p>5430</text:p>
          </table:table-cell>
          <table:table-cell office:value-type="float" office:value="51.8833333333333" calcext:value-type="float">
            <text:p>52</text:p>
          </table:table-cell>
          <table:table-cell office:value-type="float" office:value="45.16" calcext:value-type="float">
            <text:p>45</text:p>
          </table:table-cell>
          <table:table-cell table:style-name="ce1" office:value-type="float" office:value="6468.72" calcext:value-type="float">
            <text:p>6469</text:p>
          </table:table-cell>
          <table:table-cell table:number-columns-repeated="101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1" office:value-type="float" office:value="327.086666666667" calcext:value-type="float">
            <text:p>327</text:p>
          </table:table-cell>
          <table:table-cell table:number-columns-repeated="2"/>
          <table:table-cell table:style-name="ce1" office:value-type="float" office:value="5223.12666666667" calcext:value-type="float">
            <text:p>5223</text:p>
          </table:table-cell>
          <table:table-cell table:number-columns-repeated="2"/>
          <table:table-cell table:style-name="ce1" office:value-type="float" office:value="5227.48666666667" calcext:value-type="float">
            <text:p>5227</text:p>
          </table:table-cell>
          <table:table-cell table:number-columns-repeated="1014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312.47222222222" calcext:value-type="float">
            <text:p>2312</text:p>
          </table:table-cell>
          <table:table-cell office:value-type="float" office:value="923.47" calcext:value-type="float">
            <text:p>923</text:p>
          </table:table-cell>
          <table:table-cell table:style-name="ce1"/>
          <table:table-cell office:value-type="float" office:value="2312.58333333333" calcext:value-type="float">
            <text:p>2313</text:p>
          </table:table-cell>
          <table:table-cell office:value-type="float" office:value="2366.25333333333" calcext:value-type="float">
            <text:p>2366</text:p>
          </table:table-cell>
          <table:table-cell/>
          <table:table-cell office:value-type="float" office:value="2435.72222222222" calcext:value-type="float">
            <text:p>2436</text:p>
          </table:table-cell>
          <table:table-cell office:value-type="float" office:value="2454.61666666667" calcext:value-type="float">
            <text:p>2455</text:p>
          </table:table-cell>
          <table:table-cell table:number-columns-repeated="1015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2"/>
          <table:table-cell table:style-name="ce1" office:value-type="float" office:value="1190.40666666667" calcext:value-type="float">
            <text:p>1190</text:p>
          </table:table-cell>
          <table:table-cell table:number-columns-repeated="2"/>
          <table:table-cell table:style-name="ce1" office:value-type="float" office:value="6683.14666666667" calcext:value-type="float">
            <text:p>6683</text:p>
          </table:table-cell>
          <table:table-cell table:number-columns-repeated="2"/>
          <table:table-cell table:style-name="ce1" office:value-type="float" office:value="6685.11333333333" calcext:value-type="float">
            <text:p>6685</text:p>
          </table:table-cell>
          <table:table-cell table:number-columns-repeated="1014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2"/>
          <table:table-cell table:style-name="ce1" office:value-type="float" office:value="2774.66666666667" calcext:value-type="float">
            <text:p>2775</text:p>
          </table:table-cell>
          <table:table-cell table:number-columns-repeated="2"/>
          <table:table-cell table:style-name="ce1" office:value-type="float" office:value="13076.2066666667" calcext:value-type="float">
            <text:p>13076</text:p>
          </table:table-cell>
          <table:table-cell table:number-columns-repeated="2"/>
          <table:table-cell table:style-name="ce1" office:value-type="float" office:value="13084.92" calcext:value-type="float">
            <text:p>13085</text:p>
          </table:table-cell>
          <table:table-cell table:number-columns-repeated="1014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3626.6833333333" calcext:value-type="float">
            <text:p>13627</text:p>
          </table:table-cell>
          <table:table-cell office:value-type="float" office:value="4097.15666666667" calcext:value-type="float">
            <text:p>4097</text:p>
          </table:table-cell>
          <table:table-cell/>
          <table:table-cell office:value-type="float" office:value="13626.8666666667" calcext:value-type="float">
            <text:p>13627</text:p>
          </table:table-cell>
          <table:table-cell office:value-type="float" office:value="13814.9466666667" calcext:value-type="float">
            <text:p>13815</text:p>
          </table:table-cell>
          <table:table-cell/>
          <table:table-cell office:value-type="float" office:value="13807.3111111111" calcext:value-type="float">
            <text:p>13807</text:p>
          </table:table-cell>
          <table:table-cell office:value-type="float" office:value="13967.4866666667" calcext:value-type="float">
            <text:p>13967</text:p>
          </table:table-cell>
          <table:table-cell table:number-columns-repeated="1015"/>
        </table:table-row>
        <table:table-row table:style-name="ro1">
          <table:table-cell table:style-name="ce3" office:value-type="float" office:value="25000" calcext:value-type="float">
            <text:p>25000</text:p>
          </table:table-cell>
          <table:table-cell/>
          <table:table-cell table:style-name="ce3"/>
          <table:table-cell table:style-name="ce3" office:value-type="float" office:value="5228.39333333333" calcext:value-type="float">
            <text:p>5228</text:p>
          </table:table-cell>
          <table:table-cell/>
          <table:table-cell table:style-name="ce3"/>
          <table:table-cell table:style-name="ce3" office:value-type="float" office:value="21057.8" calcext:value-type="float">
            <text:p>21058</text:p>
          </table:table-cell>
          <table:table-cell/>
          <table:table-cell table:style-name="ce3"/>
          <table:table-cell table:style-name="ce3" office:value-type="float" office:value="21098.7333333333" calcext:value-type="float">
            <text:p>21099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office:value-type="float" office:value="31000" calcext:value-type="float">
            <text:p>31000</text:p>
          </table:table-cell>
          <table:table-cell office:value-type="float" office:value="33994.9555555556" calcext:value-type="float">
            <text:p>33995</text:p>
          </table:table-cell>
          <table:table-cell table:style-name="ce3" office:value-type="float" office:value="9576.38" calcext:value-type="float">
            <text:p>9576</text:p>
          </table:table-cell>
          <table:table-cell table:style-name="ce3"/>
          <table:table-cell office:value-type="float" office:value="33995.0166666667" calcext:value-type="float">
            <text:p>33995</text:p>
          </table:table-cell>
          <table:table-cell table:style-name="ce3" office:value-type="float" office:value="33587.0933333333" calcext:value-type="float">
            <text:p>33587</text:p>
          </table:table-cell>
          <table:table-cell table:style-name="ce3"/>
          <table:table-cell office:value-type="float" office:value="34318.5611111111" calcext:value-type="float">
            <text:p>34319</text:p>
          </table:table-cell>
          <table:table-cell table:style-name="ce3" office:value-type="float" office:value="33823.0966666667" calcext:value-type="float">
            <text:p>33823</text:p>
          </table:table-cell>
          <table:table-cell table:style-name="ce3"/>
          <table:table-cell/>
          <table:table-cell table:style-name="ce3" table:number-columns-repeated="1013"/>
        </table:table-row>
        <table:table-row table:style-name="ro1">
          <table:table-cell table:style-name="ce4" office:value-type="string" calcext:value-type="string">
            <text:p>N=15k, Delta=1s</text:p>
          </table:table-cell>
          <table:table-cell table:style-name="ce10" office:value-type="string" calcext:value-type="string" table:number-columns-spanned="3" table:number-rows-spanned="1">
            <text:p>Sorting time (ms)</text:p>
          </table:table-cell>
          <table:covered-table-cell table:style-name="ce12"/>
          <table:covered-table-cell table:style-name="ce15"/>
          <table:table-cell table:style-name="ce10" office:value-type="string" calcext:value-type="string" table:number-columns-spanned="3" table:number-rows-spanned="1">
            <text:p>Server response time (ms)</text:p>
          </table:table-cell>
          <table:covered-table-cell table:style-name="ce12"/>
          <table:covered-table-cell table:style-name="ce15"/>
          <table:table-cell table:style-name="ce10" office:value-type="string" calcext:value-type="string" table:number-columns-spanned="3" table:number-rows-spanned="1">
            <text:p>Client response time (ms)</text:p>
          </table:table-cell>
          <table:covered-table-cell table:style-name="ce12"/>
          <table:covered-table-cell table:style-name="ce15"/>
          <table:table-cell table:style-name="ce18"/>
          <table:table-cell table:style-name="ce19" table:number-columns-repeated="1013"/>
        </table:table-row>
        <table:table-row table:style-name="ro1">
          <table:table-cell table:style-name="ce5" office:value-type="string" calcext:value-type="string">
            <text:p>Number of clients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float" office:value="1710.35" calcext:value-type="float">
            <text:p>1710</text:p>
          </table:table-cell>
          <table:table-cell table:style-name="ce6" office:value-type="float" office:value="1470.7" calcext:value-type="float">
            <text:p>1471</text:p>
          </table:table-cell>
          <table:table-cell table:style-name="ce1" office:value-type="float" office:value="1470.86" calcext:value-type="float">
            <text:p>1471</text:p>
          </table:table-cell>
          <table:table-cell table:style-name="ce16" office:value-type="float" office:value="1710.35" calcext:value-type="float">
            <text:p>1710</text:p>
          </table:table-cell>
          <table:table-cell office:value-type="float" office:value="1579.73333333333" calcext:value-type="float">
            <text:p>1580</text:p>
          </table:table-cell>
          <table:table-cell table:style-name="ce1" office:value-type="float" office:value="14780.96" calcext:value-type="float">
            <text:p>14781</text:p>
          </table:table-cell>
          <table:table-cell office:value-type="float" office:value="1803.73333333333" calcext:value-type="float">
            <text:p>1804</text:p>
          </table:table-cell>
          <table:table-cell table:style-name="ce14" office:value-type="float" office:value="1765.16666666667" calcext:value-type="float">
            <text:p>1765</text:p>
          </table:table-cell>
          <table:table-cell table:style-name="ce1" office:value-type="float" office:value="14974.26" calcext:value-type="float">
            <text:p>14974</text:p>
          </table:table-cell>
          <table:table-cell table:number-columns-repeated="101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office:value-type="float" office:value="4148.90909090909" calcext:value-type="float">
            <text:p>4149</text:p>
          </table:table-cell>
          <table:table-cell table:style-name="ce6" office:value-type="float" office:value="1921.52272727273" calcext:value-type="float">
            <text:p>1922</text:p>
          </table:table-cell>
          <table:table-cell table:style-name="ce1" office:value-type="float" office:value="1573.2" calcext:value-type="float">
            <text:p>1573</text:p>
          </table:table-cell>
          <table:table-cell table:style-name="ce16" office:value-type="float" office:value="4148.9696969697" calcext:value-type="float">
            <text:p>4149</text:p>
          </table:table-cell>
          <table:table-cell office:value-type="float" office:value="4026.7803030303" calcext:value-type="float">
            <text:p>4027</text:p>
          </table:table-cell>
          <table:table-cell table:style-name="ce1" office:value-type="float" office:value="11742.1181818182" calcext:value-type="float">
            <text:p>11742</text:p>
          </table:table-cell>
          <table:table-cell office:value-type="float" office:value="4242.72727272727" calcext:value-type="float">
            <text:p>4243</text:p>
          </table:table-cell>
          <table:table-cell table:style-name="ce14" office:value-type="float" office:value="4247.21212121212" calcext:value-type="float">
            <text:p>4247</text:p>
          </table:table-cell>
          <table:table-cell table:style-name="ce1" office:value-type="float" office:value="11747.1272727273" calcext:value-type="float">
            <text:p>11747</text:p>
          </table:table-cell>
          <table:table-cell table:number-columns-repeated="101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float" office:value="6964.63725490196" calcext:value-type="float">
            <text:p>6965</text:p>
          </table:table-cell>
          <table:table-cell table:style-name="ce6" office:value-type="float" office:value="1970.88725490196" calcext:value-type="float">
            <text:p>1971</text:p>
          </table:table-cell>
          <table:table-cell table:style-name="ce1" office:value-type="float" office:value="1596.28823529412" calcext:value-type="float">
            <text:p>1596</text:p>
          </table:table-cell>
          <table:table-cell table:style-name="ce16" office:value-type="float" office:value="6964.68627450981" calcext:value-type="float">
            <text:p>6965</text:p>
          </table:table-cell>
          <table:table-cell office:value-type="float" office:value="6909.84803921569" calcext:value-type="float">
            <text:p>6910</text:p>
          </table:table-cell>
          <table:table-cell table:style-name="ce1" office:value-type="float" office:value="15572.9235294118" calcext:value-type="float">
            <text:p>15573</text:p>
          </table:table-cell>
          <table:table-cell office:value-type="float" office:value="7160.03431372549" calcext:value-type="float">
            <text:p>7160</text:p>
          </table:table-cell>
          <table:table-cell table:style-name="ce14" office:value-type="float" office:value="7109.16176470588" calcext:value-type="float">
            <text:p>7109</text:p>
          </table:table-cell>
          <table:table-cell table:style-name="ce1" office:value-type="float" office:value="15575.3235294118" calcext:value-type="float">
            <text:p>15575</text:p>
          </table:table-cell>
          <table:table-cell table:number-columns-repeated="1014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office:value-type="float" office:value="9937.81884057971" calcext:value-type="float">
            <text:p>9938</text:p>
          </table:table-cell>
          <table:table-cell table:style-name="ce6" office:value-type="float" office:value="1987.09420289855" calcext:value-type="float">
            <text:p>1987</text:p>
          </table:table-cell>
          <table:table-cell table:style-name="ce1" office:value-type="float" office:value="1594.79565217391" calcext:value-type="float">
            <text:p>1595</text:p>
          </table:table-cell>
          <table:table-cell table:style-name="ce16" office:value-type="float" office:value="9937.84057971014" calcext:value-type="float">
            <text:p>9938</text:p>
          </table:table-cell>
          <table:table-cell office:value-type="float" office:value="9735.38405797101" calcext:value-type="float">
            <text:p>9735</text:p>
          </table:table-cell>
          <table:table-cell table:style-name="ce1" office:value-type="float" office:value="39545.1173913043" calcext:value-type="float">
            <text:p>39545</text:p>
          </table:table-cell>
          <table:table-cell office:value-type="float" office:value="10135.731884058" calcext:value-type="float">
            <text:p>10136</text:p>
          </table:table-cell>
          <table:table-cell table:style-name="ce14" office:value-type="float" office:value="9851.74637681159" calcext:value-type="float">
            <text:p>9852</text:p>
          </table:table-cell>
          <table:table-cell table:style-name="ce1" office:value-type="float" office:value="39549.0130434783" calcext:value-type="float">
            <text:p>3954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=15K, M=20</text:p>
          </table:table-cell>
          <table:table-cell table:style-name="ce10" office:value-type="string" calcext:value-type="string" table:number-columns-spanned="3" table:number-rows-spanned="1">
            <text:p>Sorting time (ms)</text:p>
          </table:table-cell>
          <table:covered-table-cell table:style-name="ce12"/>
          <table:covered-table-cell table:style-name="ce15"/>
          <table:table-cell table:style-name="ce10" office:value-type="string" calcext:value-type="string" table:number-columns-spanned="3" table:number-rows-spanned="1">
            <text:p>Server response time (ms)</text:p>
          </table:table-cell>
          <table:covered-table-cell table:style-name="ce12"/>
          <table:covered-table-cell table:style-name="ce15"/>
          <table:table-cell table:style-name="ce10" office:value-type="string" calcext:value-type="string" table:number-columns-spanned="3" table:number-rows-spanned="1">
            <text:p>Client response time (ms)</text:p>
          </table:table-cell>
          <table:covered-table-cell table:style-name="ce12"/>
          <table:covered-table-cell table:style-name="ce15"/>
          <table:table-cell table:style-name="ce18"/>
          <table:table-cell table:style-name="ce19" table:number-columns-repeated="1013"/>
        </table:table-row>
        <table:table-row table:style-name="ro1">
          <table:table-cell table:style-name="ce5" office:value-type="string" calcext:value-type="string">
            <text:p>Delta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style-name="ce9" office:value-type="string" calcext:value-type="string">
            <text:p>Dummy</text:p>
          </table:table-cell>
          <table:table-cell table:style-name="ce2" office:value-type="string" calcext:value-type="string">
            <text:p>Smart</text:p>
          </table:table-cell>
          <table:table-cell table:style-name="ce13" office:value-type="string" calcext:value-type="string">
            <text:p>Non-blocking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97.16666666667" calcext:value-type="float">
            <text:p>3997</text:p>
          </table:table-cell>
          <table:table-cell office:value-type="float" office:value="1807.125" calcext:value-type="float">
            <text:p>1807</text:p>
          </table:table-cell>
          <table:table-cell table:style-name="ce1" office:value-type="float" office:value="1640.84" calcext:value-type="float">
            <text:p>1641</text:p>
          </table:table-cell>
          <table:table-cell office:value-type="float" office:value="3997.19166666667" calcext:value-type="float">
            <text:p>3997</text:p>
          </table:table-cell>
          <table:table-cell office:value-type="float" office:value="3987.975" calcext:value-type="float">
            <text:p>3988</text:p>
          </table:table-cell>
          <table:table-cell table:style-name="ce1" office:value-type="float" office:value="20546.86" calcext:value-type="float">
            <text:p>20547</text:p>
          </table:table-cell>
          <table:table-cell office:value-type="float" office:value="4063.10833333333" calcext:value-type="float">
            <text:p>4063</text:p>
          </table:table-cell>
          <table:table-cell office:value-type="float" office:value="4078.34166666667" calcext:value-type="float">
            <text:p>4078</text:p>
          </table:table-cell>
          <table:table-cell table:style-name="ce1" office:value-type="float" office:value="20550.1" calcext:value-type="float">
            <text:p>20550</text:p>
          </table:table-cell>
          <table:table-cell table:number-columns-repeated="10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43.225" calcext:value-type="float">
            <text:p>3643</text:p>
          </table:table-cell>
          <table:table-cell office:value-type="float" office:value="1872.01666666667" calcext:value-type="float">
            <text:p>1872</text:p>
          </table:table-cell>
          <table:table-cell table:style-name="ce1" office:value-type="float" office:value="1603.76" calcext:value-type="float">
            <text:p>1604</text:p>
          </table:table-cell>
          <table:table-cell office:value-type="float" office:value="3643.38333333333" calcext:value-type="float">
            <text:p>3643</text:p>
          </table:table-cell>
          <table:table-cell office:value-type="float" office:value="3616.00833333333" calcext:value-type="float">
            <text:p>3616</text:p>
          </table:table-cell>
          <table:table-cell table:style-name="ce1" office:value-type="float" office:value="28044.31" calcext:value-type="float">
            <text:p>28044</text:p>
          </table:table-cell>
          <table:table-cell office:value-type="float" office:value="3732.34166666667" calcext:value-type="float">
            <text:p>3732</text:p>
          </table:table-cell>
          <table:table-cell office:value-type="float" office:value="3703.06666666667" calcext:value-type="float">
            <text:p>3703</text:p>
          </table:table-cell>
          <table:table-cell table:style-name="ce1" office:value-type="float" office:value="28046.81" calcext:value-type="float">
            <text:p>28047</text:p>
          </table:table-cell>
          <table:table-cell table:number-columns-repeated="10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377.05" calcext:value-type="float">
            <text:p>3377</text:p>
          </table:table-cell>
          <table:table-cell office:value-type="float" office:value="1918.75833333333" calcext:value-type="float">
            <text:p>1919</text:p>
          </table:table-cell>
          <table:table-cell table:style-name="ce1" office:value-type="float" office:value="1580.28" calcext:value-type="float">
            <text:p>1580</text:p>
          </table:table-cell>
          <table:table-cell office:value-type="float" office:value="3377.06666666667" calcext:value-type="float">
            <text:p>3377</text:p>
          </table:table-cell>
          <table:table-cell office:value-type="float" office:value="3231.44166666667" calcext:value-type="float">
            <text:p>3231</text:p>
          </table:table-cell>
          <table:table-cell table:style-name="ce1" office:value-type="float" office:value="5170.48" calcext:value-type="float">
            <text:p>5170</text:p>
          </table:table-cell>
          <table:table-cell office:value-type="float" office:value="3442.79166666667" calcext:value-type="float">
            <text:p>3443</text:p>
          </table:table-cell>
          <table:table-cell office:value-type="float" office:value="3314.29166666667" calcext:value-type="float">
            <text:p>3314</text:p>
          </table:table-cell>
          <table:table-cell table:style-name="ce1" office:value-type="float" office:value="5227.73" calcext:value-type="float">
            <text:p>5228</text:p>
          </table:table-cell>
          <table:table-cell table:number-columns-repeated="101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40.375" calcext:value-type="float">
            <text:p>3040</text:p>
          </table:table-cell>
          <table:table-cell office:value-type="float" office:value="1921.8" calcext:value-type="float">
            <text:p>1922</text:p>
          </table:table-cell>
          <table:table-cell table:style-name="ce1" office:value-type="float" office:value="1636.04" calcext:value-type="float">
            <text:p>1636</text:p>
          </table:table-cell>
          <table:table-cell office:value-type="float" office:value="3040.4" calcext:value-type="float">
            <text:p>3040</text:p>
          </table:table-cell>
          <table:table-cell office:value-type="float" office:value="2777.15" calcext:value-type="float">
            <text:p>2777</text:p>
          </table:table-cell>
          <table:table-cell table:style-name="ce1" office:value-type="float" office:value="3215.29" calcext:value-type="float">
            <text:p>3215</text:p>
          </table:table-cell>
          <table:table-cell table:style-name="ce16" office:value-type="float" office:value="3102.85833333333" calcext:value-type="float">
            <text:p>3103</text:p>
          </table:table-cell>
          <table:table-cell office:value-type="float" office:value="2851.875" calcext:value-type="float">
            <text:p>2852</text:p>
          </table:table-cell>
          <table:table-cell table:style-name="ce1" office:value-type="float" office:value="3218.9" calcext:value-type="float">
            <text:p>3219</text:p>
          </table:table-cell>
          <table:table-cell table:number-columns-repeated="101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848.34166666667" calcext:value-type="float">
            <text:p>2848</text:p>
          </table:table-cell>
          <table:table-cell office:value-type="float" office:value="1795.94166666667" calcext:value-type="float">
            <text:p>1796</text:p>
          </table:table-cell>
          <table:table-cell table:style-name="ce1" office:value-type="float" office:value="1551.61" calcext:value-type="float">
            <text:p>1552</text:p>
          </table:table-cell>
          <table:table-cell office:value-type="float" office:value="2848.40833333333" calcext:value-type="float">
            <text:p>2848</text:p>
          </table:table-cell>
          <table:table-cell office:value-type="float" office:value="2258.68333333333" calcext:value-type="float">
            <text:p>2259</text:p>
          </table:table-cell>
          <table:table-cell table:style-name="ce1" office:value-type="float" office:value="21955.37" calcext:value-type="float">
            <text:p>21955</text:p>
          </table:table-cell>
          <table:table-cell table:style-name="ce16" office:value-type="float" office:value="2942.25833333333" calcext:value-type="float">
            <text:p>2942</text:p>
          </table:table-cell>
          <table:table-cell office:value-type="float" office:value="2335.08333333333" calcext:value-type="float">
            <text:p>2335</text:p>
          </table:table-cell>
          <table:table-cell table:style-name="ce1" office:value-type="float" office:value="22218" calcext:value-type="float">
            <text:p>22218</text:p>
          </table:table-cell>
          <table:table-cell table:number-columns-repeated="1014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52.1" calcext:value-type="float">
            <text:p>2652</text:p>
          </table:table-cell>
          <table:table-cell office:value-type="float" office:value="1662.84166666667" calcext:value-type="float">
            <text:p>1663</text:p>
          </table:table-cell>
          <table:table-cell table:style-name="ce1" office:value-type="float" office:value="1408.83" calcext:value-type="float">
            <text:p>1409</text:p>
          </table:table-cell>
          <table:table-cell office:value-type="float" office:value="2652.13333333333" calcext:value-type="float">
            <text:p>2652</text:p>
          </table:table-cell>
          <table:table-cell office:value-type="float" office:value="2033.15833333333" calcext:value-type="float">
            <text:p>2033</text:p>
          </table:table-cell>
          <table:table-cell table:style-name="ce1" office:value-type="float" office:value="3611.48" calcext:value-type="float">
            <text:p>3611</text:p>
          </table:table-cell>
          <table:table-cell table:style-name="ce16" office:value-type="float" office:value="2717.88333333333" calcext:value-type="float">
            <text:p>2718</text:p>
          </table:table-cell>
          <table:table-cell office:value-type="float" office:value="2103.775" calcext:value-type="float">
            <text:p>2104</text:p>
          </table:table-cell>
          <table:table-cell table:style-name="ce1" office:value-type="float" office:value="3732.19" calcext:value-type="float">
            <text:p>3732</text:p>
          </table:table-cell>
          <table:table-cell table:number-columns-repeated="1014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613.6" calcext:value-type="float">
            <text:p>2614</text:p>
          </table:table-cell>
          <table:table-cell office:value-type="float" office:value="1525.13333333333" calcext:value-type="float">
            <text:p>1525</text:p>
          </table:table-cell>
          <table:table-cell table:style-name="ce1" office:value-type="float" office:value="1501.45" calcext:value-type="float">
            <text:p>1501</text:p>
          </table:table-cell>
          <table:table-cell office:value-type="float" office:value="2613.60833333333" calcext:value-type="float">
            <text:p>2614</text:p>
          </table:table-cell>
          <table:table-cell office:value-type="float" office:value="1841.11666666667" calcext:value-type="float">
            <text:p>1841</text:p>
          </table:table-cell>
          <table:table-cell table:style-name="ce1" office:value-type="float" office:value="7637.97" calcext:value-type="float">
            <text:p>7638</text:p>
          </table:table-cell>
          <table:table-cell table:style-name="ce16" office:value-type="float" office:value="2748.31666666667" calcext:value-type="float">
            <text:p>2748</text:p>
          </table:table-cell>
          <table:table-cell office:value-type="float" office:value="1945.25" calcext:value-type="float">
            <text:p>1945</text:p>
          </table:table-cell>
          <table:table-cell table:style-name="ce1" office:value-type="float" office:value="7724.48" calcext:value-type="float">
            <text:p>7724</text:p>
          </table:table-cell>
          <table:table-cell table:number-columns-repeated="101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577.59166666667" calcext:value-type="float">
            <text:p>2578</text:p>
          </table:table-cell>
          <table:table-cell office:value-type="float" office:value="1430.425" calcext:value-type="float">
            <text:p>1430</text:p>
          </table:table-cell>
          <table:table-cell table:style-name="ce1" office:value-type="float" office:value="1465.42" calcext:value-type="float">
            <text:p>1465</text:p>
          </table:table-cell>
          <table:table-cell office:value-type="float" office:value="2577.61666666667" calcext:value-type="float">
            <text:p>2578</text:p>
          </table:table-cell>
          <table:table-cell office:value-type="float" office:value="1731.325" calcext:value-type="float">
            <text:p>1731</text:p>
          </table:table-cell>
          <table:table-cell table:style-name="ce1" office:value-type="float" office:value="3996.64" calcext:value-type="float">
            <text:p>3997</text:p>
          </table:table-cell>
          <table:table-cell table:style-name="ce16" office:value-type="float" office:value="2668.8" calcext:value-type="float">
            <text:p>2669</text:p>
          </table:table-cell>
          <table:table-cell office:value-type="float" office:value="1843.325" calcext:value-type="float">
            <text:p>1843</text:p>
          </table:table-cell>
          <table:table-cell table:style-name="ce1" office:value-type="float" office:value="4250.15" calcext:value-type="float">
            <text:p>4250</text:p>
          </table:table-cell>
          <table:table-cell table:number-columns-repeated="1014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389.525" calcext:value-type="float">
            <text:p>2390</text:p>
          </table:table-cell>
          <table:table-cell office:value-type="float" office:value="1560.34166666667" calcext:value-type="float">
            <text:p>1560</text:p>
          </table:table-cell>
          <table:table-cell table:style-name="ce1" office:value-type="float" office:value="1579.37" calcext:value-type="float">
            <text:p>1579</text:p>
          </table:table-cell>
          <table:table-cell office:value-type="float" office:value="2389.59166666667" calcext:value-type="float">
            <text:p>2390</text:p>
          </table:table-cell>
          <table:table-cell office:value-type="float" office:value="1908.44166666667" calcext:value-type="float">
            <text:p>1908</text:p>
          </table:table-cell>
          <table:table-cell table:style-name="ce1" office:value-type="float" office:value="18746.71" calcext:value-type="float">
            <text:p>18747</text:p>
          </table:table-cell>
          <table:table-cell table:style-name="ce16" office:value-type="float" office:value="2621.175" calcext:value-type="float">
            <text:p>2621</text:p>
          </table:table-cell>
          <table:table-cell office:value-type="float" office:value="2041.725" calcext:value-type="float">
            <text:p>2042</text:p>
          </table:table-cell>
          <table:table-cell table:style-name="ce1" office:value-type="float" office:value="19616.91" calcext:value-type="float">
            <text:p>19617</text:p>
          </table:table-cell>
          <table:table-cell table:number-columns-repeated="1014"/>
        </table:table-row>
        <table:table-row table:style-name="ro1">
          <table:table-cell table:style-name="ce7" office:value-type="float" office:value="5700" calcext:value-type="float">
            <text:p>5700</text:p>
          </table:table-cell>
          <table:table-cell table:style-name="ce11" office:value-type="float" office:value="2188.69166666667" calcext:value-type="float">
            <text:p>2189</text:p>
          </table:table-cell>
          <table:table-cell table:style-name="ce7" office:value-type="float" office:value="1624.075" calcext:value-type="float">
            <text:p>1624</text:p>
          </table:table-cell>
          <table:table-cell table:style-name="ce7" office:value-type="float" office:value="1513.95" calcext:value-type="float">
            <text:p>1514</text:p>
          </table:table-cell>
          <table:table-cell table:style-name="ce11" office:value-type="float" office:value="2188.69166666667" calcext:value-type="float">
            <text:p>2189</text:p>
          </table:table-cell>
          <table:table-cell table:style-name="ce7" office:value-type="float" office:value="1978.16666666667" calcext:value-type="float">
            <text:p>1978</text:p>
          </table:table-cell>
          <table:table-cell table:style-name="ce7" office:value-type="float" office:value="8987.44" calcext:value-type="float">
            <text:p>8987</text:p>
          </table:table-cell>
          <table:table-cell table:style-name="ce17" office:value-type="float" office:value="2326.16666666667" calcext:value-type="float">
            <text:p>2326</text:p>
          </table:table-cell>
          <table:table-cell table:style-name="ce7" office:value-type="float" office:value="2053.65" calcext:value-type="float">
            <text:p>2054</text:p>
          </table:table-cell>
          <table:table-cell table:style-name="ce7" office:value-type="float" office:value="11294.36" calcext:value-type="float">
            <text:p>11294</text:p>
          </table:table-cell>
          <table:table-cell table:style-name="ce11"/>
          <table:table-cell table:style-name="ce7"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0:06:55.676409974</meta:creation-date>
    <dc:date>2019-01-22T00:38:31.653608332</dc:date>
    <meta:editing-duration>PT31M33S</meta:editing-duration>
    <meta:editing-cycles>5</meta:editing-cycles>
    <meta:generator>LibreOffice/5.1.6.2$Linux_X86_64 LibreOffice_project/10m0$Build-2</meta:generator>
    <meta:document-statistic meta:table-count="1" meta:cell-count="22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title svg:x="6.332cm" svg:y="0.316cm" chart:style-name="ch2">
          <text:p>Sorting time (N)</text:p>
        </chart:title>
        <chart:subtitle svg:x="6.531cm" svg:y="1.275cm" chart:style-name="ch3">
          <text:p>M=30, Delta=1s</text:p>
        </chart:subtitle>
        <chart:legend chart:legend-position="end" svg:x="12.653cm" svg:y="3.706cm" style:legend-expansion="high" chart:style-name="ch4"/>
        <chart:plot-area chart:style-name="ch5" table:cell-range-address="Sheet1.A2:Sheet1.D10" chart:data-source-has-labels="row" svg:x="1.33cm" svg:y="2.138cm" svg:width="11.004cm" svg:height="5.707cm">
          <chartooo:coordinate-region svg:x="2.507cm" svg:y="2.337cm" svg:width="9.362cm" svg:height="4.861cm"/>
          <chart:axis chart:dimension="x" chart:name="primary-x" chart:style-name="ch6">
            <chart:title svg:x="5.558cm" svg:y="8.025cm" chart:style-name="ch7">
              <text:p>Sorting time (ms)</text:p>
            </chart:title>
          </chart:axis>
          <chart:axis chart:dimension="y" chart:name="primary-y" chart:style-name="ch6">
            <chart:title svg:x="0.451cm" svg:y="5.167cm" chart:style-name="ch8">
              <text:p>N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11" chart:values-cell-range-address="Sheet1.C3:Sheet1.C10" chart:label-cell-address="Sheet1.C2:Sheet1.C2" chart:class="chart:scatter">
            <chart:data-point chart:repeated="8"/>
          </chart:series>
          <chart:series chart:style-name="ch12" chart:values-cell-range-address="Sheet1.D3:Sheet1.D10" chart:label-cell-address="Sheet1.D2:Sheet1.D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B2:Sheet1.B2</svg:desc>
                </draw:g>
              </table:table-cell>
              <table:table-cell office:value-type="string">
                <text:p>Smart</text:p>
                <draw:g>
                  <svg:desc>Sheet1.C2:Sheet1.C2</svg:desc>
                </draw:g>
              </table:table-cell>
              <table:table-cell office:value-type="string">
                <text:p>Non-block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0</svg:desc>
                </draw:g>
              </table:table-cell>
              <table:table-cell office:value-type="float" office:value="13.7111111111111">
                <text:p>13.7111111111111</text:p>
                <draw:g>
                  <svg:desc>Sheet1.B3:Sheet1.B10</svg:desc>
                </draw:g>
              </table:table-cell>
              <table:table-cell office:value-type="float" office:value="11.9033333333333">
                <text:p>11.9033333333333</text:p>
                <draw:g>
                  <svg:desc>Sheet1.C3:Sheet1.C10</svg:desc>
                </draw:g>
              </table:table-cell>
              <table:table-cell office:value-type="float" office:value="16.88">
                <text:p>16.88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086666666667">
                <text:p>327.0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">
                <text:p>11000</text:p>
              </table:table-cell>
              <table:table-cell office:value-type="float" office:value="2312.47222222222">
                <text:p>2312.47222222222</text:p>
              </table:table-cell>
              <table:table-cell office:value-type="float" office:value="923.47">
                <text:p>92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0.40666666667">
                <text:p>1190.4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4.66666666667">
                <text:p>2774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0">
                <text:p>21000</text:p>
              </table:table-cell>
              <table:table-cell office:value-type="float" office:value="13626.6833333333">
                <text:p>13626.6833333333</text:p>
              </table:table-cell>
              <table:table-cell office:value-type="float" office:value="4097.15666666667">
                <text:p>4097.15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8.39333333333">
                <text:p>5228.39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0">
                <text:p>31000</text:p>
              </table:table-cell>
              <table:table-cell office:value-type="float" office:value="33994.9555555556">
                <text:p>33994.9555555556</text:p>
              </table:table-cell>
              <table:table-cell office:value-type="float" office:value="9576.38">
                <text:p>9576.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5.141cm" svg:y="0.316cm" chart:style-name="ch2">
          <text:p>Client response time (Delta)</text:p>
        </chart:title>
        <chart:subtitle svg:x="6.715cm" svg:y="1.275cm" chart:style-name="ch3">
          <text:p>N=15K, M=20</text:p>
        </chart:subtitle>
        <chart:legend chart:legend-position="end" svg:x="12.677cm" svg:y="3.706cm" style:legend-expansion="high" chart:style-name="ch4"/>
        <chart:plot-area chart:style-name="ch5" table:cell-range-address="Sheet1.A18:Sheet1.A28 Sheet1.H18:Sheet1.J28" chart:data-source-has-labels="row" svg:x="1.331cm" svg:y="2.138cm" svg:width="11.026cm" svg:height="5.707cm">
          <chartooo:coordinate-region svg:x="2.508cm" svg:y="2.337cm" svg:width="9.477cm" svg:height="4.861cm"/>
          <chart:axis chart:dimension="x" chart:name="primary-x" chart:style-name="ch6">
            <chart:title svg:x="6.046cm" svg:y="8.025cm" chart:style-name="ch7">
              <text:p>Delta (ms)</text:p>
            </chart:title>
          </chart:axis>
          <chart:axis chart:dimension="y" chart:name="primary-y" chart:style-name="ch6">
            <chart:title svg:x="0.451cm" svg:y="6.887cm" chart:style-name="ch8">
              <text:p>Client response time (ms)</text:p>
            </chart:title>
            <chart:grid chart:style-name="ch9" chart:class="major"/>
          </chart:axis>
          <chart:series chart:style-name="ch10" chart:values-cell-range-address="Sheet1.H19:Sheet1.H28" chart:label-cell-address="Sheet1.H18:Sheet1.H18" chart:class="chart:scatter">
            <chart:domain table:cell-range-address="Sheet1.A19:Sheet1.A28"/>
            <chart:data-point chart:repeated="10"/>
          </chart:series>
          <chart:series chart:style-name="ch11" chart:values-cell-range-address="Sheet1.I19:Sheet1.I28" chart:label-cell-address="Sheet1.I18:Sheet1.I18" chart:class="chart:scatter">
            <chart:data-point chart:repeated="10"/>
          </chart:series>
          <chart:series chart:style-name="ch12" chart:values-cell-range-address="Sheet1.J19:Sheet1.J28" chart:label-cell-address="Sheet1.J18:Sheet1.J1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H18:Sheet1.H18</svg:desc>
                </draw:g>
              </table:table-cell>
              <table:table-cell office:value-type="string">
                <text:p>Smart</text:p>
                <draw:g>
                  <svg:desc>Sheet1.I18:Sheet1.I18</svg:desc>
                </draw:g>
              </table:table-cell>
              <table:table-cell office:value-type="string">
                <text:p>Non-blocking</text:p>
                <draw:g>
                  <svg:desc>Sheet1.J18:Sheet1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19:Sheet1.A28</svg:desc>
                </draw:g>
              </table:table-cell>
              <table:table-cell office:value-type="float" office:value="4063.10833333333">
                <text:p>4063.10833333333</text:p>
                <draw:g>
                  <svg:desc>Sheet1.H19:Sheet1.H28</svg:desc>
                </draw:g>
              </table:table-cell>
              <table:table-cell office:value-type="float" office:value="4078.34166666667">
                <text:p>4078.34166666667</text:p>
                <draw:g>
                  <svg:desc>Sheet1.I19:Sheet1.I28</svg:desc>
                </draw:g>
              </table:table-cell>
              <table:table-cell office:value-type="float" office:value="20550.1">
                <text:p>20550.1</text:p>
                <draw:g>
                  <svg:desc>Sheet1.J19:Sheet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732.34166666667">
                <text:p>3732.34166666667</text:p>
              </table:table-cell>
              <table:table-cell office:value-type="float" office:value="3703.06666666667">
                <text:p>3703.06666666667</text:p>
              </table:table-cell>
              <table:table-cell office:value-type="float" office:value="28046.81">
                <text:p>28046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42.79166666667">
                <text:p>3442.79166666667</text:p>
              </table:table-cell>
              <table:table-cell office:value-type="float" office:value="3314.29166666667">
                <text:p>3314.29166666667</text:p>
              </table:table-cell>
              <table:table-cell office:value-type="float" office:value="5227.73">
                <text:p>522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3102.85833333333">
                <text:p>3102.85833333333</text:p>
              </table:table-cell>
              <table:table-cell office:value-type="float" office:value="2851.875">
                <text:p>2851.875</text:p>
              </table:table-cell>
              <table:table-cell office:value-type="float" office:value="3218.9">
                <text:p>321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2942.25833333333">
                <text:p>2942.25833333333</text:p>
              </table:table-cell>
              <table:table-cell office:value-type="float" office:value="2335.08333333333">
                <text:p>2335.08333333333</text:p>
              </table:table-cell>
              <table:table-cell office:value-type="float" office:value="22218">
                <text:p>2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2717.88333333333">
                <text:p>2717.88333333333</text:p>
              </table:table-cell>
              <table:table-cell office:value-type="float" office:value="2103.775">
                <text:p>2103.775</text:p>
              </table:table-cell>
              <table:table-cell office:value-type="float" office:value="3732.19">
                <text:p>3732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2748.31666666667">
                <text:p>2748.31666666667</text:p>
              </table:table-cell>
              <table:table-cell office:value-type="float" office:value="1945.25">
                <text:p>1945.25</text:p>
              </table:table-cell>
              <table:table-cell office:value-type="float" office:value="7724.48">
                <text:p>772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2668.8">
                <text:p>2668.8</text:p>
              </table:table-cell>
              <table:table-cell office:value-type="float" office:value="1843.325">
                <text:p>1843.325</text:p>
              </table:table-cell>
              <table:table-cell office:value-type="float" office:value="4250.15">
                <text:p>425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0">
                <text:p>5100</text:p>
              </table:table-cell>
              <table:table-cell office:value-type="float" office:value="2621.175">
                <text:p>2621.175</text:p>
              </table:table-cell>
              <table:table-cell office:value-type="float" office:value="2041.725">
                <text:p>2041.725</text:p>
              </table:table-cell>
              <table:table-cell office:value-type="float" office:value="19616.91">
                <text:p>19616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326.16666666667">
                <text:p>2326.16666666667</text:p>
              </table:table-cell>
              <table:table-cell office:value-type="float" office:value="2053.65">
                <text:p>2053.65</text:p>
              </table:table-cell>
              <table:table-cell office:value-type="float" office:value="11294.36">
                <text:p>11294.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5.141cm" svg:y="0.316cm" chart:style-name="ch2">
          <text:p>Client response time (Delta)</text:p>
        </chart:title>
        <chart:subtitle svg:x="6.715cm" svg:y="1.275cm" chart:style-name="ch3">
          <text:p>N=15K, M=20</text:p>
        </chart:subtitle>
        <chart:legend chart:legend-position="end" svg:x="13.47cm" svg:y="3.955cm" style:legend-expansion="high" chart:style-name="ch4"/>
        <chart:plot-area chart:style-name="ch5" table:cell-range-address="Sheet1.A19:Sheet1.A28 Sheet1.H18:Sheet1.I28" chart:data-source-has-labels="row" svg:x="1.331cm" svg:y="2.138cm" svg:width="11.819cm" svg:height="5.707cm">
          <chartooo:coordinate-region svg:x="2.323cm" svg:y="2.337cm" svg:width="10.455cm" svg:height="4.861cm"/>
          <chart:axis chart:dimension="x" chart:name="primary-x" chart:style-name="ch6">
            <chart:title svg:x="6.442cm" svg:y="8.025cm" chart:style-name="ch7">
              <text:p>Delta (ms)</text:p>
            </chart:title>
          </chart:axis>
          <chart:axis chart:dimension="y" chart:name="primary-y" chart:style-name="ch6">
            <chart:title svg:x="0.451cm" svg:y="6.887cm" chart:style-name="ch8">
              <text:p>Client response time (ms)</text:p>
            </chart:title>
            <chart:grid chart:style-name="ch9" chart:class="major"/>
          </chart:axis>
          <chart:series chart:style-name="ch10" chart:values-cell-range-address="Sheet1.H19:Sheet1.H28" chart:label-cell-address="Sheet1.H18:Sheet1.H18" chart:class="chart:scatter">
            <chart:domain table:cell-range-address="Sheet1.A19:Sheet1.A28"/>
            <chart:data-point chart:repeated="10"/>
          </chart:series>
          <chart:series chart:style-name="ch11" chart:values-cell-range-address="Sheet1.I19:Sheet1.I28" chart:label-cell-address="Sheet1.I18:Sheet1.I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H18:Sheet1.H18</svg:desc>
                </draw:g>
              </table:table-cell>
              <table:table-cell office:value-type="string">
                <text:p>Smart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19:Sheet1.A28</svg:desc>
                </draw:g>
              </table:table-cell>
              <table:table-cell office:value-type="float" office:value="4063.10833333333">
                <text:p>4063.10833333333</text:p>
                <draw:g>
                  <svg:desc>Sheet1.H19:Sheet1.H28</svg:desc>
                </draw:g>
              </table:table-cell>
              <table:table-cell office:value-type="float" office:value="4078.34166666667">
                <text:p>4078.34166666667</text:p>
                <draw:g>
                  <svg:desc>Sheet1.I19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732.34166666667">
                <text:p>3732.34166666667</text:p>
              </table:table-cell>
              <table:table-cell office:value-type="float" office:value="3703.06666666667">
                <text:p>3703.0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42.79166666667">
                <text:p>3442.79166666667</text:p>
              </table:table-cell>
              <table:table-cell office:value-type="float" office:value="3314.29166666667">
                <text:p>3314.29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3102.85833333333">
                <text:p>3102.85833333333</text:p>
              </table:table-cell>
              <table:table-cell office:value-type="float" office:value="2851.875">
                <text:p>285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2942.25833333333">
                <text:p>2942.25833333333</text:p>
              </table:table-cell>
              <table:table-cell office:value-type="float" office:value="2335.08333333333">
                <text:p>2335.0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2717.88333333333">
                <text:p>2717.88333333333</text:p>
              </table:table-cell>
              <table:table-cell office:value-type="float" office:value="2103.775">
                <text:p>2103.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2748.31666666667">
                <text:p>2748.31666666667</text:p>
              </table:table-cell>
              <table:table-cell office:value-type="float" office:value="1945.25">
                <text:p>194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2668.8">
                <text:p>2668.8</text:p>
              </table:table-cell>
              <table:table-cell office:value-type="float" office:value="1843.325">
                <text:p>1843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0">
                <text:p>5100</text:p>
              </table:table-cell>
              <table:table-cell office:value-type="float" office:value="2621.175">
                <text:p>2621.175</text:p>
              </table:table-cell>
              <table:table-cell office:value-type="float" office:value="2041.725">
                <text:p>2041.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326.16666666667">
                <text:p>2326.16666666667</text:p>
              </table:table-cell>
              <table:table-cell office:value-type="float" office:value="2053.65">
                <text:p>2053.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7cm" xlink:href=".." xlink:type="simple" chart:class="chart:scatter" chart:style-name="ch1">
        <chart:title svg:x="6.306cm" svg:y="0.316cm" chart:style-name="ch2">
          <text:p>Sorting time (M)</text:p>
        </chart:title>
        <chart:subtitle svg:x="6.451cm" svg:y="1.275cm" chart:style-name="ch3">
          <text:p>N=15k, Delta=1s</text:p>
        </chart:subtitle>
        <chart:legend chart:legend-position="end" svg:x="12.652cm" svg:y="3.706cm" style:legend-expansion="high" chart:style-name="ch4"/>
        <chart:plot-area chart:style-name="ch5" table:cell-range-address="Sheet1.A12:Sheet1.D16" chart:data-source-has-labels="row" svg:x="1.33cm" svg:y="2.138cm" svg:width="11.003cm" svg:height="5.708cm">
          <chartooo:coordinate-region svg:x="2.322cm" svg:y="2.337cm" svg:width="9.639cm" svg:height="4.862cm"/>
          <chart:axis chart:dimension="x" chart:name="primary-x" chart:style-name="ch6">
            <chart:title svg:x="6.641cm" svg:y="8.026cm" chart:style-name="ch7">
              <text:p>M</text:p>
            </chart:title>
          </chart:axis>
          <chart:axis chart:dimension="y" chart:name="primary-y" chart:style-name="ch6">
            <chart:title svg:x="0.451cm" svg:y="6.266cm" chart:style-name="ch8">
              <text:p>Sorting time (ms)</text:p>
            </chart:title>
            <chart:grid chart:style-name="ch9" chart:class="major"/>
          </chart:axis>
          <chart:series chart:style-name="ch10" chart:values-cell-range-address="Sheet1.B13:Sheet1.B16" chart:label-cell-address="Sheet1.B12:Sheet1.B12" chart:class="chart:scatter">
            <chart:domain table:cell-range-address="Sheet1.A13:Sheet1.A16"/>
            <chart:data-point chart:repeated="4"/>
          </chart:series>
          <chart:series chart:style-name="ch11" chart:values-cell-range-address="Sheet1.C13:Sheet1.C16" chart:label-cell-address="Sheet1.C12:Sheet1.C12" chart:class="chart:scatter">
            <chart:data-point chart:repeated="4"/>
          </chart:series>
          <chart:series chart:style-name="ch12" chart:values-cell-range-address="Sheet1.D13:Sheet1.D16" chart:label-cell-address="Sheet1.D12:Sheet1.D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B12:Sheet1.B12</svg:desc>
                </draw:g>
              </table:table-cell>
              <table:table-cell office:value-type="string">
                <text:p>Smart</text:p>
                <draw:g>
                  <svg:desc>Sheet1.C12:Sheet1.C12</svg:desc>
                </draw:g>
              </table:table-cell>
              <table:table-cell office:value-type="string">
                <text:p>Non-blocking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6</svg:desc>
                </draw:g>
              </table:table-cell>
              <table:table-cell office:value-type="float" office:value="1710.35">
                <text:p>1710.35</text:p>
                <draw:g>
                  <svg:desc>Sheet1.B13:Sheet1.B16</svg:desc>
                </draw:g>
              </table:table-cell>
              <table:table-cell office:value-type="float" office:value="1470.7">
                <text:p>1470.7</text:p>
                <draw:g>
                  <svg:desc>Sheet1.C13:Sheet1.C16</svg:desc>
                </draw:g>
              </table:table-cell>
              <table:table-cell office:value-type="float" office:value="1470.86">
                <text:p>1470.86</text:p>
                <draw:g>
                  <svg:desc>Sheet1.D13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148.90909090909">
                <text:p>4148.90909090909</text:p>
              </table:table-cell>
              <table:table-cell office:value-type="float" office:value="1921.52272727273">
                <text:p>1921.52272727273</text:p>
              </table:table-cell>
              <table:table-cell office:value-type="float" office:value="1573.2">
                <text:p>157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964.63725490196">
                <text:p>6964.63725490196</text:p>
              </table:table-cell>
              <table:table-cell office:value-type="float" office:value="1970.88725490196">
                <text:p>1970.88725490196</text:p>
              </table:table-cell>
              <table:table-cell office:value-type="float" office:value="1596.28823529412">
                <text:p>1596.2882352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9937.81884057971">
                <text:p>9937.81884057971</text:p>
              </table:table-cell>
              <table:table-cell office:value-type="float" office:value="1987.09420289855">
                <text:p>1987.09420289855</text:p>
              </table:table-cell>
              <table:table-cell office:value-type="float" office:value="1594.79565217391">
                <text:p>1594.79565217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Sorting time (Delta)</text:p>
        </chart:title>
        <chart:subtitle svg:x="6.713cm" svg:y="1.275cm" chart:style-name="ch3">
          <text:p>N=15K, M=20</text:p>
        </chart:subtitle>
        <chart:legend chart:legend-position="end" svg:x="12.672cm" svg:y="3.703cm" style:legend-expansion="high" chart:style-name="ch4"/>
        <chart:plot-area chart:style-name="ch5" table:cell-range-address="Sheet1.A18:Sheet1.D28" chart:data-source-has-labels="row" svg:x="1.331cm" svg:y="2.138cm" svg:width="11.021cm" svg:height="5.701cm">
          <chartooo:coordinate-region svg:x="2.323cm" svg:y="2.338cm" svg:width="9.657cm" svg:height="4.854cm"/>
          <chart:axis chart:dimension="x" chart:name="primary-x" chart:style-name="ch6">
            <chart:title svg:x="6.043cm" svg:y="8.019cm" chart:style-name="ch7">
              <text:p>Delta (ms)</text:p>
            </chart:title>
          </chart:axis>
          <chart:axis chart:dimension="y" chart:name="primary-y" chart:style-name="ch6">
            <chart:title svg:x="0.451cm" svg:y="6.262cm" chart:style-name="ch8">
              <text:p>Sorting time (ms)</text:p>
            </chart:title>
            <chart:grid chart:style-name="ch9" chart:class="major"/>
          </chart:axis>
          <chart:series chart:style-name="ch10" chart:values-cell-range-address="Sheet1.B19:Sheet1.B28" chart:label-cell-address="Sheet1.B18:Sheet1.B18" chart:class="chart:scatter">
            <chart:domain table:cell-range-address="Sheet1.A19:Sheet1.A28"/>
            <chart:data-point chart:repeated="10"/>
          </chart:series>
          <chart:series chart:style-name="ch11" chart:values-cell-range-address="Sheet1.C19:Sheet1.C28" chart:label-cell-address="Sheet1.C18:Sheet1.C18" chart:class="chart:scatter">
            <chart:data-point chart:repeated="10"/>
          </chart:series>
          <chart:series chart:style-name="ch12" chart:values-cell-range-address="Sheet1.D19:Sheet1.D28" chart:label-cell-address="Sheet1.D18:Sheet1.D1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B18:Sheet1.B18</svg:desc>
                </draw:g>
              </table:table-cell>
              <table:table-cell office:value-type="string">
                <text:p>Smart</text:p>
                <draw:g>
                  <svg:desc>Sheet1.C18:Sheet1.C18</svg:desc>
                </draw:g>
              </table:table-cell>
              <table:table-cell office:value-type="string">
                <text:p>Non-blocking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19:Sheet1.A28</svg:desc>
                </draw:g>
              </table:table-cell>
              <table:table-cell office:value-type="float" office:value="3997.16666666667">
                <text:p>3997.16666666667</text:p>
                <draw:g>
                  <svg:desc>Sheet1.B19:Sheet1.B28</svg:desc>
                </draw:g>
              </table:table-cell>
              <table:table-cell office:value-type="float" office:value="1807.125">
                <text:p>1807.125</text:p>
                <draw:g>
                  <svg:desc>Sheet1.C19:Sheet1.C28</svg:desc>
                </draw:g>
              </table:table-cell>
              <table:table-cell office:value-type="float" office:value="1640.84">
                <text:p>1640.84</text:p>
                <draw:g>
                  <svg:desc>Sheet1.D19:Sheet1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643.225">
                <text:p>3643.225</text:p>
              </table:table-cell>
              <table:table-cell office:value-type="float" office:value="1872.01666666667">
                <text:p>1872.01666666667</text:p>
              </table:table-cell>
              <table:table-cell office:value-type="float" office:value="1603.76">
                <text:p>160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377.05">
                <text:p>3377.05</text:p>
              </table:table-cell>
              <table:table-cell office:value-type="float" office:value="1918.75833333333">
                <text:p>1918.75833333333</text:p>
              </table:table-cell>
              <table:table-cell office:value-type="float" office:value="1580.28">
                <text:p>158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3040.375">
                <text:p>3040.375</text:p>
              </table:table-cell>
              <table:table-cell office:value-type="float" office:value="1921.8">
                <text:p>1921.8</text:p>
              </table:table-cell>
              <table:table-cell office:value-type="float" office:value="1636.04">
                <text:p>1636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2848.34166666667">
                <text:p>2848.34166666667</text:p>
              </table:table-cell>
              <table:table-cell office:value-type="float" office:value="1795.94166666667">
                <text:p>1795.94166666667</text:p>
              </table:table-cell>
              <table:table-cell office:value-type="float" office:value="1551.61">
                <text:p>1551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2652.1">
                <text:p>2652.1</text:p>
              </table:table-cell>
              <table:table-cell office:value-type="float" office:value="1662.84166666667">
                <text:p>1662.84166666667</text:p>
              </table:table-cell>
              <table:table-cell office:value-type="float" office:value="1408.83">
                <text:p>1408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2613.6">
                <text:p>2613.6</text:p>
              </table:table-cell>
              <table:table-cell office:value-type="float" office:value="1525.13333333333">
                <text:p>1525.13333333333</text:p>
              </table:table-cell>
              <table:table-cell office:value-type="float" office:value="1501.45">
                <text:p>150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2577.59166666667">
                <text:p>2577.59166666667</text:p>
              </table:table-cell>
              <table:table-cell office:value-type="float" office:value="1430.425">
                <text:p>1430.425</text:p>
              </table:table-cell>
              <table:table-cell office:value-type="float" office:value="1465.42">
                <text:p>1465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0">
                <text:p>5100</text:p>
              </table:table-cell>
              <table:table-cell office:value-type="float" office:value="2389.525">
                <text:p>2389.525</text:p>
              </table:table-cell>
              <table:table-cell office:value-type="float" office:value="1560.34166666667">
                <text:p>1560.34166666667</text:p>
              </table:table-cell>
              <table:table-cell office:value-type="float" office:value="1579.37">
                <text:p>1579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188.69166666667">
                <text:p>2188.69166666667</text:p>
              </table:table-cell>
              <table:table-cell office:value-type="float" office:value="1624.075">
                <text:p>1624.075</text:p>
              </table:table-cell>
              <table:table-cell office:value-type="float" office:value="1513.95">
                <text:p>1513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3cm" svg:y="0.316cm" chart:style-name="ch2">
          <text:p>Server response time (N)</text:p>
        </chart:title>
        <chart:subtitle svg:x="6.541cm" svg:y="1.275cm" chart:style-name="ch3">
          <text:p>M=30, Delta=1s</text:p>
        </chart:subtitle>
        <chart:legend chart:legend-position="end" svg:x="12.672cm" svg:y="3.703cm" style:legend-expansion="high" chart:style-name="ch4"/>
        <chart:plot-area chart:style-name="ch5" table:cell-range-address="Sheet1.A2:Sheet1.A10 Sheet1.E2:Sheet1.G10" chart:data-source-has-labels="row" svg:x="1.331cm" svg:y="2.138cm" svg:width="11.021cm" svg:height="5.701cm">
          <chartooo:coordinate-region svg:x="2.508cm" svg:y="2.337cm" svg:width="9.379cm" svg:height="4.855cm"/>
          <chart:axis chart:dimension="x" chart:name="primary-x" chart:style-name="ch6">
            <chart:title svg:x="6.665cm" svg:y="8.019cm" chart:style-name="ch7">
              <text:p>N</text:p>
            </chart:title>
          </chart:axis>
          <chart:axis chart:dimension="y" chart:name="primary-y" chart:style-name="ch6">
            <chart:title svg:x="0.451cm" svg:y="6.937cm" chart:style-name="ch8">
              <text:p>Server response time (ms)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series chart:style-name="ch11" chart:values-cell-range-address="Sheet1.F3:Sheet1.F10" chart:label-cell-address="Sheet1.F2:Sheet1.F2" chart:class="chart:scatter">
            <chart:data-point chart:repeated="8"/>
          </chart:series>
          <chart:series chart:style-name="ch12" chart:values-cell-range-address="Sheet1.G3:Sheet1.G10" chart:label-cell-address="Sheet1.G2:Sheet1.G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E2:Sheet1.E2</svg:desc>
                </draw:g>
              </table:table-cell>
              <table:table-cell office:value-type="string">
                <text:p>Smart</text:p>
                <draw:g>
                  <svg:desc>Sheet1.F2:Sheet1.F2</svg:desc>
                </draw:g>
              </table:table-cell>
              <table:table-cell office:value-type="string">
                <text:p>Non-blockin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0</svg:desc>
                </draw:g>
              </table:table-cell>
              <table:table-cell office:value-type="float" office:value="13.7277777777778">
                <text:p>13.7277777777778</text:p>
                <draw:g>
                  <svg:desc>Sheet1.E3:Sheet1.E10</svg:desc>
                </draw:g>
              </table:table-cell>
              <table:table-cell office:value-type="float" office:value="16.58">
                <text:p>16.58</text:p>
                <draw:g>
                  <svg:desc>Sheet1.F3:Sheet1.F10</svg:desc>
                </draw:g>
              </table:table-cell>
              <table:table-cell office:value-type="float" office:value="5429.84">
                <text:p>5429.84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3.12666666667">
                <text:p>5223.1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">
                <text:p>11000</text:p>
              </table:table-cell>
              <table:table-cell office:value-type="float" office:value="2312.58333333333">
                <text:p>2312.58333333333</text:p>
              </table:table-cell>
              <table:table-cell office:value-type="float" office:value="2366.25333333333">
                <text:p>2366.25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3.14666666667">
                <text:p>6683.14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6.2066666667">
                <text:p>13076.20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0">
                <text:p>21000</text:p>
              </table:table-cell>
              <table:table-cell office:value-type="float" office:value="13626.8666666667">
                <text:p>13626.8666666667</text:p>
              </table:table-cell>
              <table:table-cell office:value-type="float" office:value="13814.9466666667">
                <text:p>13814.94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57.8">
                <text:p>2105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0">
                <text:p>31000</text:p>
              </table:table-cell>
              <table:table-cell office:value-type="float" office:value="33995.0166666667">
                <text:p>33995.0166666667</text:p>
              </table:table-cell>
              <table:table-cell office:value-type="float" office:value="33587.0933333333">
                <text:p>33587.09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erver response time (M)</text:p>
        </chart:title>
        <chart:subtitle svg:x="6.461cm" svg:y="1.275cm" chart:style-name="ch3">
          <text:p>N=15k, Delta=1s</text:p>
        </chart:subtitle>
        <chart:legend chart:legend-position="end" svg:x="12.672cm" svg:y="3.703cm" style:legend-expansion="high" chart:style-name="ch4"/>
        <chart:plot-area chart:style-name="ch5" table:cell-range-address="Sheet1.A12:Sheet1.A16 Sheet1.E12:Sheet1.G16" chart:data-source-has-labels="row" svg:x="1.331cm" svg:y="2.138cm" svg:width="11.021cm" svg:height="5.701cm">
          <chartooo:coordinate-region svg:x="2.508cm" svg:y="2.337cm" svg:width="9.657cm" svg:height="4.855cm"/>
          <chart:axis chart:dimension="x" chart:name="primary-x" chart:style-name="ch6">
            <chart:title svg:x="6.651cm" svg:y="8.019cm" chart:style-name="ch7">
              <text:p>M</text:p>
            </chart:title>
          </chart:axis>
          <chart:axis chart:dimension="y" chart:name="primary-y" chart:style-name="ch6">
            <chart:title svg:x="0.451cm" svg:y="6.937cm" chart:style-name="ch8">
              <text:p>Server response time (ms)</text:p>
            </chart:title>
            <chart:grid chart:style-name="ch9" chart:class="major"/>
          </chart:axis>
          <chart:series chart:style-name="ch10" chart:values-cell-range-address="Sheet1.E13:Sheet1.E16" chart:label-cell-address="Sheet1.E12:Sheet1.E12" chart:class="chart:scatter">
            <chart:domain table:cell-range-address="Sheet1.A13:Sheet1.A16"/>
            <chart:data-point chart:repeated="4"/>
          </chart:series>
          <chart:series chart:style-name="ch11" chart:values-cell-range-address="Sheet1.F13:Sheet1.F16" chart:label-cell-address="Sheet1.F12:Sheet1.F12" chart:class="chart:scatter">
            <chart:data-point chart:repeated="4"/>
          </chart:series>
          <chart:series chart:style-name="ch12" chart:values-cell-range-address="Sheet1.G13:Sheet1.G16" chart:label-cell-address="Sheet1.G12:Sheet1.G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E12:Sheet1.E12</svg:desc>
                </draw:g>
              </table:table-cell>
              <table:table-cell office:value-type="string">
                <text:p>Smart</text:p>
                <draw:g>
                  <svg:desc>Sheet1.F12:Sheet1.F12</svg:desc>
                </draw:g>
              </table:table-cell>
              <table:table-cell office:value-type="string">
                <text:p>Non-blocking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6</svg:desc>
                </draw:g>
              </table:table-cell>
              <table:table-cell office:value-type="float" office:value="1710.35">
                <text:p>1710.35</text:p>
                <draw:g>
                  <svg:desc>Sheet1.E13:Sheet1.E16</svg:desc>
                </draw:g>
              </table:table-cell>
              <table:table-cell office:value-type="float" office:value="1579.73333333333">
                <text:p>1579.73333333333</text:p>
                <draw:g>
                  <svg:desc>Sheet1.F13:Sheet1.F16</svg:desc>
                </draw:g>
              </table:table-cell>
              <table:table-cell office:value-type="float" office:value="14780.96">
                <text:p>14780.96</text:p>
                <draw:g>
                  <svg:desc>Sheet1.G13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148.9696969697">
                <text:p>4148.9696969697</text:p>
              </table:table-cell>
              <table:table-cell office:value-type="float" office:value="4026.7803030303">
                <text:p>4026.7803030303</text:p>
              </table:table-cell>
              <table:table-cell office:value-type="float" office:value="11742.1181818182">
                <text:p>11742.1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964.68627450981">
                <text:p>6964.68627450981</text:p>
              </table:table-cell>
              <table:table-cell office:value-type="float" office:value="6909.84803921569">
                <text:p>6909.84803921569</text:p>
              </table:table-cell>
              <table:table-cell office:value-type="float" office:value="15572.9235294118">
                <text:p>15572.9235294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9937.84057971014">
                <text:p>9937.84057971014</text:p>
              </table:table-cell>
              <table:table-cell office:value-type="float" office:value="9735.38405797101">
                <text:p>9735.38405797101</text:p>
              </table:table-cell>
              <table:table-cell office:value-type="float" office:value="39545.1173913043">
                <text:p>39545.11739130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title svg:x="5.048cm" svg:y="0.316cm" chart:style-name="ch2">
          <text:p>Server response time (Delta)</text:p>
        </chart:title>
        <chart:subtitle svg:x="6.715cm" svg:y="1.275cm" chart:style-name="ch3">
          <text:p>N=15K, M=20</text:p>
        </chart:subtitle>
        <chart:legend chart:legend-position="end" svg:x="12.677cm" svg:y="3.706cm" style:legend-expansion="high" chart:style-name="ch4"/>
        <chart:plot-area chart:style-name="ch5" table:cell-range-address="Sheet1.A18:Sheet1.A28 Sheet1.E18:Sheet1.G28" chart:data-source-has-labels="row" svg:x="1.331cm" svg:y="2.138cm" svg:width="11.026cm" svg:height="5.708cm">
          <chartooo:coordinate-region svg:x="2.508cm" svg:y="2.337cm" svg:width="9.477cm" svg:height="4.862cm"/>
          <chart:axis chart:dimension="x" chart:name="primary-x" chart:style-name="ch6">
            <chart:title svg:x="6.046cm" svg:y="8.026cm" chart:style-name="ch7">
              <text:p>Delta (ms)</text:p>
            </chart:title>
          </chart:axis>
          <chart:axis chart:dimension="y" chart:name="primary-y" chart:style-name="ch6">
            <chart:title svg:x="0.451cm" svg:y="6.941cm" chart:style-name="ch8">
              <text:p>Server response time (ms)</text:p>
            </chart:title>
            <chart:grid chart:style-name="ch9" chart:class="major"/>
          </chart:axis>
          <chart:series chart:style-name="ch10" chart:values-cell-range-address="Sheet1.E19:Sheet1.E28" chart:label-cell-address="Sheet1.E18:Sheet1.E18" chart:class="chart:scatter">
            <chart:domain table:cell-range-address="Sheet1.A19:Sheet1.A28"/>
            <chart:data-point chart:repeated="10"/>
          </chart:series>
          <chart:series chart:style-name="ch11" chart:values-cell-range-address="Sheet1.F19:Sheet1.F28" chart:label-cell-address="Sheet1.F18:Sheet1.F18" chart:class="chart:scatter">
            <chart:data-point chart:repeated="10"/>
          </chart:series>
          <chart:series chart:style-name="ch12" chart:values-cell-range-address="Sheet1.G19:Sheet1.G28" chart:label-cell-address="Sheet1.G18:Sheet1.G1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E18:Sheet1.E18</svg:desc>
                </draw:g>
              </table:table-cell>
              <table:table-cell office:value-type="string">
                <text:p>Smart</text:p>
                <draw:g>
                  <svg:desc>Sheet1.F18:Sheet1.F18</svg:desc>
                </draw:g>
              </table:table-cell>
              <table:table-cell office:value-type="string">
                <text:p>Non-blocking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19:Sheet1.A28</svg:desc>
                </draw:g>
              </table:table-cell>
              <table:table-cell office:value-type="float" office:value="3997.19166666667">
                <text:p>3997.19166666667</text:p>
                <draw:g>
                  <svg:desc>Sheet1.E19:Sheet1.E28</svg:desc>
                </draw:g>
              </table:table-cell>
              <table:table-cell office:value-type="float" office:value="3987.975">
                <text:p>3987.975</text:p>
                <draw:g>
                  <svg:desc>Sheet1.F19:Sheet1.F28</svg:desc>
                </draw:g>
              </table:table-cell>
              <table:table-cell office:value-type="float" office:value="20546.86">
                <text:p>20546.86</text:p>
                <draw:g>
                  <svg:desc>Sheet1.G19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643.38333333333">
                <text:p>3643.38333333333</text:p>
              </table:table-cell>
              <table:table-cell office:value-type="float" office:value="3616.00833333333">
                <text:p>3616.00833333333</text:p>
              </table:table-cell>
              <table:table-cell office:value-type="float" office:value="28044.31">
                <text:p>28044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377.06666666667">
                <text:p>3377.06666666667</text:p>
              </table:table-cell>
              <table:table-cell office:value-type="float" office:value="3231.44166666667">
                <text:p>3231.44166666667</text:p>
              </table:table-cell>
              <table:table-cell office:value-type="float" office:value="5170.48">
                <text:p>517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3040.4">
                <text:p>3040.4</text:p>
              </table:table-cell>
              <table:table-cell office:value-type="float" office:value="2777.15">
                <text:p>2777.15</text:p>
              </table:table-cell>
              <table:table-cell office:value-type="float" office:value="3215.29">
                <text:p>3215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2848.40833333333">
                <text:p>2848.40833333333</text:p>
              </table:table-cell>
              <table:table-cell office:value-type="float" office:value="2258.68333333333">
                <text:p>2258.68333333333</text:p>
              </table:table-cell>
              <table:table-cell office:value-type="float" office:value="21955.37">
                <text:p>21955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2652.13333333333">
                <text:p>2652.13333333333</text:p>
              </table:table-cell>
              <table:table-cell office:value-type="float" office:value="2033.15833333333">
                <text:p>2033.15833333333</text:p>
              </table:table-cell>
              <table:table-cell office:value-type="float" office:value="3611.48">
                <text:p>3611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2613.60833333333">
                <text:p>2613.60833333333</text:p>
              </table:table-cell>
              <table:table-cell office:value-type="float" office:value="1841.11666666667">
                <text:p>1841.11666666667</text:p>
              </table:table-cell>
              <table:table-cell office:value-type="float" office:value="7637.97">
                <text:p>7637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2577.61666666667">
                <text:p>2577.61666666667</text:p>
              </table:table-cell>
              <table:table-cell office:value-type="float" office:value="1731.325">
                <text:p>1731.325</text:p>
              </table:table-cell>
              <table:table-cell office:value-type="float" office:value="3996.64">
                <text:p>3996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0">
                <text:p>5100</text:p>
              </table:table-cell>
              <table:table-cell office:value-type="float" office:value="2389.59166666667">
                <text:p>2389.59166666667</text:p>
              </table:table-cell>
              <table:table-cell office:value-type="float" office:value="1908.44166666667">
                <text:p>1908.44166666667</text:p>
              </table:table-cell>
              <table:table-cell office:value-type="float" office:value="18746.71">
                <text:p>18746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188.69166666667">
                <text:p>2188.69166666667</text:p>
              </table:table-cell>
              <table:table-cell office:value-type="float" office:value="1978.16666666667">
                <text:p>1978.16666666667</text:p>
              </table:table-cell>
              <table:table-cell office:value-type="float" office:value="8987.44">
                <text:p>8987.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title svg:x="5.048cm" svg:y="0.316cm" chart:style-name="ch2">
          <text:p>Server response time (Delta)</text:p>
        </chart:title>
        <chart:subtitle svg:x="6.715cm" svg:y="1.275cm" chart:style-name="ch3">
          <text:p>N=15K, M=20</text:p>
        </chart:subtitle>
        <chart:legend chart:legend-position="end" svg:x="13.47cm" svg:y="3.955cm" style:legend-expansion="high" chart:style-name="ch4"/>
        <chart:plot-area chart:style-name="ch5" table:cell-range-address="Sheet1.A19:Sheet1.A28 Sheet1.E18:Sheet1.F28" chart:data-source-has-labels="row" svg:x="1.331cm" svg:y="2.138cm" svg:width="11.819cm" svg:height="5.708cm">
          <chartooo:coordinate-region svg:x="2.323cm" svg:y="2.337cm" svg:width="10.455cm" svg:height="4.862cm"/>
          <chart:axis chart:dimension="x" chart:name="primary-x" chart:style-name="ch6">
            <chart:title svg:x="6.442cm" svg:y="8.026cm" chart:style-name="ch7">
              <text:p>Delta (ms)</text:p>
            </chart:title>
          </chart:axis>
          <chart:axis chart:dimension="y" chart:name="primary-y" chart:style-name="ch6">
            <chart:title svg:x="0.451cm" svg:y="6.941cm" chart:style-name="ch8">
              <text:p>Server response time (ms)</text:p>
            </chart:title>
            <chart:grid chart:style-name="ch9" chart:class="major"/>
          </chart:axis>
          <chart:series chart:style-name="ch10" chart:values-cell-range-address="Sheet1.E19:Sheet1.E28" chart:label-cell-address="Sheet1.E18:Sheet1.E18" chart:class="chart:scatter">
            <chart:domain table:cell-range-address="Sheet1.A19:Sheet1.A28"/>
            <chart:data-point chart:repeated="10"/>
          </chart:series>
          <chart:series chart:style-name="ch11" chart:values-cell-range-address="Sheet1.F19:Sheet1.F28" chart:label-cell-address="Sheet1.F18:Sheet1.F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E18:Sheet1.E18</svg:desc>
                </draw:g>
              </table:table-cell>
              <table:table-cell office:value-type="string">
                <text:p>Smart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19:Sheet1.A28</svg:desc>
                </draw:g>
              </table:table-cell>
              <table:table-cell office:value-type="float" office:value="3997.19166666667">
                <text:p>3997.19166666667</text:p>
                <draw:g>
                  <svg:desc>Sheet1.E19:Sheet1.E28</svg:desc>
                </draw:g>
              </table:table-cell>
              <table:table-cell office:value-type="float" office:value="3987.975">
                <text:p>3987.975</text:p>
                <draw:g>
                  <svg:desc>Sheet1.F19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3643.38333333333">
                <text:p>3643.38333333333</text:p>
              </table:table-cell>
              <table:table-cell office:value-type="float" office:value="3616.00833333333">
                <text:p>3616.0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377.06666666667">
                <text:p>3377.06666666667</text:p>
              </table:table-cell>
              <table:table-cell office:value-type="float" office:value="3231.44166666667">
                <text:p>3231.44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3040.4">
                <text:p>3040.4</text:p>
              </table:table-cell>
              <table:table-cell office:value-type="float" office:value="2777.15">
                <text:p>277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2848.40833333333">
                <text:p>2848.40833333333</text:p>
              </table:table-cell>
              <table:table-cell office:value-type="float" office:value="2258.68333333333">
                <text:p>2258.6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2652.13333333333">
                <text:p>2652.13333333333</text:p>
              </table:table-cell>
              <table:table-cell office:value-type="float" office:value="2033.15833333333">
                <text:p>2033.15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0">
                <text:p>3900</text:p>
              </table:table-cell>
              <table:table-cell office:value-type="float" office:value="2613.60833333333">
                <text:p>2613.60833333333</text:p>
              </table:table-cell>
              <table:table-cell office:value-type="float" office:value="1841.11666666667">
                <text:p>1841.1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2577.61666666667">
                <text:p>2577.61666666667</text:p>
              </table:table-cell>
              <table:table-cell office:value-type="float" office:value="1731.325">
                <text:p>1731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0">
                <text:p>5100</text:p>
              </table:table-cell>
              <table:table-cell office:value-type="float" office:value="2389.59166666667">
                <text:p>2389.59166666667</text:p>
              </table:table-cell>
              <table:table-cell office:value-type="float" office:value="1908.44166666667">
                <text:p>1908.441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188.69166666667">
                <text:p>2188.69166666667</text:p>
              </table:table-cell>
              <table:table-cell office:value-type="float" office:value="1978.16666666667">
                <text:p>1978.1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title svg:x="5.498cm" svg:y="0.316cm" chart:style-name="ch2">
          <text:p>Client response time (N)</text:p>
        </chart:title>
        <chart:subtitle svg:x="6.543cm" svg:y="1.275cm" chart:style-name="ch3">
          <text:p>M=30, Delta=1s</text:p>
        </chart:subtitle>
        <chart:legend chart:legend-position="end" svg:x="12.677cm" svg:y="3.706cm" style:legend-expansion="high" chart:style-name="ch4"/>
        <chart:plot-area chart:style-name="ch5" table:cell-range-address="Sheet1.A2:Sheet1.A10 Sheet1.H2:Sheet1.J10" chart:data-source-has-labels="row" svg:x="1.331cm" svg:y="2.138cm" svg:width="11.026cm" svg:height="5.708cm">
          <chartooo:coordinate-region svg:x="2.508cm" svg:y="2.337cm" svg:width="9.384cm" svg:height="4.862cm"/>
          <chart:axis chart:dimension="x" chart:name="primary-x" chart:style-name="ch6">
            <chart:title svg:x="6.668cm" svg:y="8.026cm" chart:style-name="ch7">
              <text:p>N</text:p>
            </chart:title>
          </chart:axis>
          <chart:axis chart:dimension="y" chart:name="primary-y" chart:style-name="ch6">
            <chart:title svg:x="0.451cm" svg:y="6.888cm" chart:style-name="ch8">
              <text:p>Client response time (ms)</text:p>
            </chart:title>
            <chart:grid chart:style-name="ch9" chart:class="major"/>
          </chart:axis>
          <chart:series chart:style-name="ch10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series chart:style-name="ch11" chart:values-cell-range-address="Sheet1.I3:Sheet1.I10" chart:label-cell-address="Sheet1.I2:Sheet1.I2" chart:class="chart:scatter">
            <chart:data-point chart:repeated="8"/>
          </chart:series>
          <chart:series chart:style-name="ch12" chart:values-cell-range-address="Sheet1.J3:Sheet1.J10" chart:label-cell-address="Sheet1.J2:Sheet1.J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H2:Sheet1.H2</svg:desc>
                </draw:g>
              </table:table-cell>
              <table:table-cell office:value-type="string">
                <text:p>Smart</text:p>
                <draw:g>
                  <svg:desc>Sheet1.I2:Sheet1.I2</svg:desc>
                </draw:g>
              </table:table-cell>
              <table:table-cell office:value-type="string">
                <text:p>Non-blockin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0</svg:desc>
                </draw:g>
              </table:table-cell>
              <table:table-cell office:value-type="float" office:value="51.8833333333333">
                <text:p>51.8833333333333</text:p>
                <draw:g>
                  <svg:desc>Sheet1.H3:Sheet1.H10</svg:desc>
                </draw:g>
              </table:table-cell>
              <table:table-cell office:value-type="float" office:value="45.16">
                <text:p>45.16</text:p>
                <draw:g>
                  <svg:desc>Sheet1.I3:Sheet1.I10</svg:desc>
                </draw:g>
              </table:table-cell>
              <table:table-cell office:value-type="float" office:value="6468.72">
                <text:p>6468.72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7.48666666667">
                <text:p>5227.48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">
                <text:p>11000</text:p>
              </table:table-cell>
              <table:table-cell office:value-type="float" office:value="2435.72222222222">
                <text:p>2435.72222222222</text:p>
              </table:table-cell>
              <table:table-cell office:value-type="float" office:value="2454.61666666667">
                <text:p>2454.6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5.11333333333">
                <text:p>6685.11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4.92">
                <text:p>13084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0">
                <text:p>21000</text:p>
              </table:table-cell>
              <table:table-cell office:value-type="float" office:value="13807.3111111111">
                <text:p>13807.3111111111</text:p>
              </table:table-cell>
              <table:table-cell office:value-type="float" office:value="13967.4866666667">
                <text:p>13967.48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98.7333333333">
                <text:p>21098.7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0">
                <text:p>31000</text:p>
              </table:table-cell>
              <table:table-cell office:value-type="float" office:value="34318.5611111111">
                <text:p>34318.5611111111</text:p>
              </table:table-cell>
              <table:table-cell office:value-type="float" office:value="33823.0966666667">
                <text:p>33823.09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title svg:x="5.471cm" svg:y="0.316cm" chart:style-name="ch2">
          <text:p>Client response time (M)</text:p>
        </chart:title>
        <chart:subtitle svg:x="6.463cm" svg:y="1.275cm" chart:style-name="ch3">
          <text:p>N=15k, Delta=1s</text:p>
        </chart:subtitle>
        <chart:legend chart:legend-position="end" svg:x="12.677cm" svg:y="3.706cm" style:legend-expansion="high" chart:style-name="ch4"/>
        <chart:plot-area chart:style-name="ch5" table:cell-range-address="Sheet1.A12:Sheet1.A16 Sheet1.H12:Sheet1.J16" chart:data-source-has-labels="row" svg:x="1.331cm" svg:y="2.138cm" svg:width="11.026cm" svg:height="5.708cm">
          <chartooo:coordinate-region svg:x="2.508cm" svg:y="2.337cm" svg:width="9.662cm" svg:height="4.862cm"/>
          <chart:axis chart:dimension="x" chart:name="primary-x" chart:style-name="ch6">
            <chart:title svg:x="6.654cm" svg:y="8.026cm" chart:style-name="ch7">
              <text:p>M</text:p>
            </chart:title>
          </chart:axis>
          <chart:axis chart:dimension="y" chart:name="primary-y" chart:style-name="ch6">
            <chart:title svg:x="0.451cm" svg:y="6.888cm" chart:style-name="ch8">
              <text:p>Client response time (ms)</text:p>
            </chart:title>
            <chart:grid chart:style-name="ch9" chart:class="major"/>
          </chart:axis>
          <chart:series chart:style-name="ch10" chart:values-cell-range-address="Sheet1.H13:Sheet1.H16" chart:label-cell-address="Sheet1.H12:Sheet1.H12" chart:class="chart:scatter">
            <chart:domain table:cell-range-address="Sheet1.A13:Sheet1.A16"/>
            <chart:data-point chart:repeated="4"/>
          </chart:series>
          <chart:series chart:style-name="ch11" chart:values-cell-range-address="Sheet1.I13:Sheet1.I16" chart:label-cell-address="Sheet1.I12:Sheet1.I12" chart:class="chart:scatter">
            <chart:data-point chart:repeated="4"/>
          </chart:series>
          <chart:series chart:style-name="ch12" chart:values-cell-range-address="Sheet1.J13:Sheet1.J16" chart:label-cell-address="Sheet1.J12:Sheet1.J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mmy</text:p>
                <draw:g>
                  <svg:desc>Sheet1.H12:Sheet1.H12</svg:desc>
                </draw:g>
              </table:table-cell>
              <table:table-cell office:value-type="string">
                <text:p>Smart</text:p>
                <draw:g>
                  <svg:desc>Sheet1.I12:Sheet1.I12</svg:desc>
                </draw:g>
              </table:table-cell>
              <table:table-cell office:value-type="string">
                <text:p>Non-blocking</text:p>
                <draw:g>
                  <svg:desc>Sheet1.J12:Sheet1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6</svg:desc>
                </draw:g>
              </table:table-cell>
              <table:table-cell office:value-type="float" office:value="1803.73333333333">
                <text:p>1803.73333333333</text:p>
                <draw:g>
                  <svg:desc>Sheet1.H13:Sheet1.H16</svg:desc>
                </draw:g>
              </table:table-cell>
              <table:table-cell office:value-type="float" office:value="1765.16666666667">
                <text:p>1765.16666666667</text:p>
                <draw:g>
                  <svg:desc>Sheet1.I13:Sheet1.I16</svg:desc>
                </draw:g>
              </table:table-cell>
              <table:table-cell office:value-type="float" office:value="14974.26">
                <text:p>14974.26</text:p>
                <draw:g>
                  <svg:desc>Sheet1.J13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242.72727272727">
                <text:p>4242.72727272727</text:p>
              </table:table-cell>
              <table:table-cell office:value-type="float" office:value="4247.21212121212">
                <text:p>4247.21212121212</text:p>
              </table:table-cell>
              <table:table-cell office:value-type="float" office:value="11747.1272727273">
                <text:p>11747.1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7160.03431372549">
                <text:p>7160.03431372549</text:p>
              </table:table-cell>
              <table:table-cell office:value-type="float" office:value="7109.16176470588">
                <text:p>7109.16176470588</text:p>
              </table:table-cell>
              <table:table-cell office:value-type="float" office:value="15575.3235294118">
                <text:p>15575.3235294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10135.731884058">
                <text:p>10135.731884058</text:p>
              </table:table-cell>
              <table:table-cell office:value-type="float" office:value="9851.74637681159">
                <text:p>9851.74637681159</text:p>
              </table:table-cell>
              <table:table-cell office:value-type="float" office:value="39549.0130434783">
                <text:p>39549.01304347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